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42H51M33.820051S" calcext:value-type="time">
            <text:p>742:51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9]-[.B149] &gt; 0; [.C149]-[.B14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9]-[.F149] &gt; 0; [.G149]-[.F149]; 0)" office:value-type="time" office:time-value="PT00H00M00S" calcext:value-type="time">
            <text:p>00:00</text:p>
          </table:table-cell>
          <table:table-cell table:style-name="ce18" table:formula="of:=[.D149]+[.H14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23H40M30.738S" calcext:value-type="time">
            <text:p>23:4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1]-[.B151] &gt; 0; [.C151]-[.B1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1]-[.F151] &gt; 0; [.G151]-[.F151]; 0)" office:value-type="time" office:time-value="PT00H00M00S" calcext:value-type="time">
            <text:p>00:00</text:p>
          </table:table-cell>
          <table:table-cell table:formula="of:=[.D151]+[.H1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2]-[.B152] &gt; 0; [.C152]-[.B1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 style:data-style-name="N2" text:time-value="07:44:41.8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02T17:08:09.015000000</dc:date>
    <dc:creator>Benjamin Laws</dc:creator>
    <meta:editing-duration>P31DT20H38M9S</meta:editing-duration>
    <meta:editing-cycles>846</meta:editing-cycles>
    <meta:generator>LibreOffice/7.2.6.2$Windows_X86_64 LibreOffice_project/b0ec3a565991f7569a5a7f5d24fed7f52653d754</meta:generator>
    <meta:document-statistic meta:table-count="2" meta:cell-count="1112" meta:object-count="0"/>
  </office:meta>
</office:document-meta>
</file>